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Arial Unicode MS" svg:font-family="'Arial Unicode MS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31" svg:font-family="'Wingdings 3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Body" style:list-style-name="WWNum2">
      <style:paragraph-properties fo:margin-top="0.0835in" fo:margin-bottom="0.0835in" loext:contextual-spacing="false" fo:line-height="100%"/>
      <style:text-properties officeooo:paragraph-rsid="0015e738"/>
    </style:style>
    <style:style style:name="P3" style:family="paragraph" style:parent-style-name="Body">
      <style:paragraph-properties fo:margin-top="0.0835in" fo:margin-bottom="0.0835in" loext:contextual-spacing="false" fo:line-height="100%"/>
      <style:text-properties officeooo:paragraph-rsid="0015e738"/>
    </style:style>
    <style:style style:name="P4" style:family="paragraph" style:parent-style-name="Body">
      <style:paragraph-properties fo:margin-top="0.0835in" fo:margin-bottom="0.0835in" loext:contextual-spacing="false" fo:line-height="100%"/>
      <style:text-properties style:font-name="Times New Roman" fo:font-size="14pt" fo:font-weight="bold" officeooo:paragraph-rsid="0015e738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Body">
      <style:paragraph-properties fo:text-align="center" style:justify-single-word="false"/>
      <style:text-properties officeooo:paragraph-rsid="0015e738"/>
    </style:style>
    <style:style style:name="P6" style:family="paragraph" style:parent-style-name="Body">
      <style:paragraph-properties fo:text-align="center" style:justify-single-word="false"/>
      <style:text-properties style:font-name="Times New Roman" fo:font-size="14pt" officeooo:paragraph-rsid="0015e738" style:font-name-asian="Times New Roman1" style:font-size-asian="14pt" style:font-name-complex="Times New Roman1" style:font-size-complex="14pt"/>
    </style:style>
    <style:style style:name="P7" style:family="paragraph" style:parent-style-name="Body">
      <style:text-properties style:font-name="Times New Roman" fo:font-size="12pt" officeooo:paragraph-rsid="0015e738" style:font-name-asian="Times New Roman1" style:font-size-asian="12pt" style:font-name-complex="Times New Roman1" style:font-size-complex="12pt"/>
    </style:style>
    <style:style style:name="P8" style:family="paragraph" style:parent-style-name="Body">
      <style:paragraph-properties fo:text-align="center" style:justify-single-word="false"/>
      <style:text-properties officeooo:rsid="0015e738" officeooo:paragraph-rsid="0015e738"/>
    </style:style>
    <style:style style:name="P9" style:family="paragraph" style:parent-style-name="Body">
      <style:text-properties officeooo:paragraph-rsid="0016f565"/>
    </style:style>
    <style:style style:name="P10" style:family="paragraph" style:parent-style-name="Body">
      <style:text-properties officeooo:rsid="0018719e" officeooo:paragraph-rsid="0018719e"/>
    </style:style>
    <style:style style:name="P11" style:family="paragraph" style:parent-style-name="Body">
      <style:text-properties fo:font-style="italic" officeooo:rsid="0018719e" officeooo:paragraph-rsid="0018719e" style:font-style-asian="italic" style:font-style-complex="italic"/>
    </style:style>
    <style:style style:name="P12" style:family="paragraph" style:parent-style-name="Body">
      <style:paragraph-properties fo:margin-top="0in" fo:margin-bottom="0in" loext:contextual-spacing="false" fo:text-align="center" style:justify-single-word="false"/>
      <style:text-properties officeooo:paragraph-rsid="0015e738"/>
    </style:style>
    <style:style style:name="P13" style:family="paragraph" style:parent-style-name="Body">
      <style:paragraph-properties fo:margin-top="0in" fo:margin-bottom="0in" loext:contextual-spacing="false" fo:text-align="center" style:justify-single-word="false"/>
      <style:text-properties style:font-name="Times New Roman" fo:font-size="18pt" officeooo:paragraph-rsid="0015e738" style:font-name-asian="Times New Roman1" style:font-size-asian="18pt" style:font-name-complex="Times New Roman1" style:font-size-complex="18pt"/>
    </style:style>
    <style:style style:name="P14" style:family="paragraph" style:parent-style-name="Body">
      <style:paragraph-properties fo:margin-top="0in" fo:margin-bottom="0in" loext:contextual-spacing="false" fo:text-align="center" style:justify-single-word="false"/>
      <style:text-properties style:font-name="Times New Roman" fo:font-size="14pt" officeooo:paragraph-rsid="0015e738" style:font-name-asian="Times New Roman1" style:font-size-asian="14pt" style:font-name-complex="Times New Roman1" style:font-size-complex="14pt"/>
    </style:style>
    <style:style style:name="P15" style:family="paragraph" style:parent-style-name="Body" style:list-style-name="WWNum4" style:master-page-name="Converted1">
      <style:paragraph-properties fo:margin-left="0.25in" fo:margin-right="0in" fo:margin-top="0.1665in" fo:margin-bottom="0.25in" loext:contextual-spacing="false" fo:line-height="100%" fo:text-align="start" style:justify-single-word="false" fo:text-indent="-0.25in" style:auto-text-indent="false" style:page-number="1" fo:break-before="page" style:writing-mode="lr-tb"/>
      <style:text-properties officeooo:paragraph-rsid="0015e738"/>
    </style:style>
    <style:style style:name="P16" style:family="paragraph" style:parent-style-name="Body" style:list-style-name="WWNum7">
      <style:paragraph-properties fo:margin-left="0.25in" fo:margin-right="0in" fo:margin-top="0.1665in" fo:margin-bottom="0.25in" loext:contextual-spacing="false" fo:line-height="100%" fo:text-align="start" style:justify-single-word="false" fo:text-indent="-0.25in" style:auto-text-indent="false" fo:break-before="page" style:writing-mode="lr-tb"/>
      <style:text-properties officeooo:paragraph-rsid="0015e738"/>
    </style:style>
    <style:style style:name="P17" style:family="paragraph" style:parent-style-name="Body">
      <style:paragraph-properties fo:margin-left="0in" fo:margin-right="0in" fo:margin-top="0.0835in" fo:margin-bottom="0.0835in" loext:contextual-spacing="false" fo:text-align="justify" style:justify-single-word="false" fo:text-indent="0.4925in" style:auto-text-indent="false"/>
      <style:text-properties officeooo:rsid="0015e738" officeooo:paragraph-rsid="0015e738"/>
    </style:style>
    <style:style style:name="P18" style:family="paragraph" style:parent-style-name="Body">
      <style:paragraph-properties fo:margin-left="0in" fo:margin-right="0in" fo:margin-top="0.0835in" fo:margin-bottom="0.0835in" loext:contextual-spacing="false" fo:text-align="justify" style:justify-single-word="false" fo:text-indent="0.4925in" style:auto-text-indent="false"/>
      <style:text-properties style:font-name="Times New Roman" fo:font-size="12pt" officeooo:paragraph-rsid="0015e738" style:font-name-asian="Times New Roman1" style:font-size-asian="12pt" style:font-name-complex="Times New Roman1" style:font-size-complex="12pt"/>
    </style:style>
    <style:style style:name="P19" style:family="paragraph" style:parent-style-name="Body" style:list-style-name="WWNum14">
      <style:paragraph-properties fo:margin-left="0.5in" fo:margin-right="0in" fo:text-align="start" style:justify-single-word="false" fo:text-indent="-0.25in" style:auto-text-indent="false" style:writing-mode="lr-tb"/>
      <style:text-properties officeooo:rsid="00198606" officeooo:paragraph-rsid="00198606"/>
    </style:style>
    <style:style style:name="P20" style:family="paragraph" style:parent-style-name="Body">
      <style:paragraph-properties fo:margin-left="0in" fo:margin-right="0in" fo:text-align="start" style:justify-single-word="false" fo:text-indent="0in" style:auto-text-indent="false" style:writing-mode="lr-tb"/>
      <style:text-properties officeooo:paragraph-rsid="0015e738"/>
    </style:style>
    <style:style style:name="P21" style:family="paragraph" style:parent-style-name="Body" style:list-style-name="WWNum12">
      <style:paragraph-properties fo:margin-left="0in" fo:margin-right="0in" fo:margin-top="0.1665in" fo:margin-bottom="0.25in" loext:contextual-spacing="false" fo:line-height="100%" fo:text-align="start" style:justify-single-word="false" fo:text-indent="0in" style:auto-text-indent="false" style:writing-mode="lr-tb"/>
      <style:text-properties officeooo:paragraph-rsid="0015e738"/>
    </style:style>
    <style:style style:name="P22" style:family="paragraph" style:parent-style-name="Body" style:master-page-name="Standard">
      <style:paragraph-properties fo:text-align="center" style:justify-single-word="false" style:page-number="1"/>
      <style:text-properties officeooo:paragraph-rsid="0015e738"/>
    </style:style>
    <style:style style:name="P23" style:family="paragraph" style:parent-style-name="Body" style:list-style-name="WWNum14">
      <style:paragraph-properties fo:margin-left="0.25in" fo:margin-right="0in" fo:text-align="start" style:justify-single-word="false" fo:text-indent="0in" style:auto-text-indent="false" style:writing-mode="lr-tb"/>
      <style:text-properties officeooo:rsid="00198606" officeooo:paragraph-rsid="00198606"/>
    </style:style>
    <style:style style:name="P24" style:family="paragraph" style:parent-style-name="Header_20__26__20_Footer">
      <style:paragraph-properties fo:text-align="start" style:justify-single-word="false" style:writing-mode="lr-tb"/>
    </style:style>
    <style:style style:name="T1" style:family="text">
      <style:text-properties style:font-name="Times New Roman" fo:font-size="14pt" fo:language="de" fo:country="DE" style:font-size-asian="14pt" style:font-size-complex="14pt"/>
    </style:style>
    <style:style style:name="T2" style:family="text">
      <style:text-properties style:font-name="Times New Roman" fo:font-size="14pt" fo:language="de" fo:country="DE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da" fo:country="DK" style:font-size-asian="14pt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20pt" fo:language="en" fo:country="US" fo:font-weight="bold" officeooo:rsid="0015e738" style:font-size-asian="20pt" style:font-weight-asian="bold" style:font-size-complex="20pt" style:font-weight-complex="bold"/>
    </style:style>
    <style:style style:name="T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Times New Roman" fo:font-size="12pt" fo:font-style="italic" officeooo:rsid="0016f565" style:font-size-asian="12pt" style:font-style-asian="italic" style:font-size-complex="12pt" style:font-style-complex="italic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officeooo:rsid="0015e738" style:font-size-asian="12pt" style:font-size-complex="12pt"/>
    </style:style>
    <style:style style:name="T11" style:family="text">
      <style:text-properties style:font-name="Times New Roman" fo:font-size="12pt" officeooo:rsid="0016f565" style:font-size-asian="12pt" style:font-size-complex="12pt"/>
    </style:style>
    <style:style style:name="T1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font-name="Times New Roman" fo:font-size="12pt" fo:font-style="normal" officeooo:rsid="0016f565" style:font-size-asian="12pt" style:font-style-asian="normal" style:font-size-complex="12pt" style:font-style-complex="normal"/>
    </style:style>
    <style:style style:name="T14" style:family="text">
      <style:text-properties style:font-name="Times New Roman" fo:font-size="12pt" fo:font-style="normal" officeooo:rsid="0018719e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6pt" fo:language="pt" fo:country="PT" fo:font-weight="bold" style:font-size-asian="16pt" style:font-weight-asian="bold" style:font-size-complex="16pt" style:font-weight-complex="bold"/>
    </style:style>
    <style:style style:name="T1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Times New Roman" fo:font-size="16pt" fo:font-weight="bold" officeooo:rsid="0015e738" style:font-size-asian="16pt" style:font-weight-asian="bold" style:font-size-complex="16pt" style:font-weight-complex="bold"/>
    </style:style>
    <style:style style:name="T18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SVEU</text:span><text:span text:style-name="T3">Č</text:span><text:span text:style-name="T4">ILI</text:span><text:span text:style-name="T3">ŠTE U ZAGREBU</text:span></text:p>
      <text:p text:style-name="P5"><text:span text:style-name="T5">PRIRODOSLOVNO-MATEMATIČ</text:span><text:span text:style-name="T2">KI FAKULTET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3">Dokumentacija za završni projekt iz predmeta Multimedijski sustavi</text:span></text:p>
      <text:p text:style-name="P6"/>
      <text:p text:style-name="P5"><text:span text:style-name="T6">IGRICE S LOPTICOM</text:span></text:p>
      <text:p text:style-name="P8"><text:span text:style-name="T9">Tea Poljanić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2"><text:span text:style-name="T3"/></text:p>
      <text:p text:style-name="P12"><text:span text:style-name="T3"/></text:p>
      <text:p text:style-name="P3"><text:soft-page-break/><text:span text:style-name="T5">Sadržaj</text:span></text:p>
      <text:p text:style-name="P4"/>
      <text:list xml:id="list2666026823" text:style-name="WWNum2">
        <text:list-item>
          <text:p text:style-name="P2"><text:span text:style-name="T18">Opis programa………………………………………………………………………………1</text:span></text:p>
        </text:list-item>
        <text:list-item>
          <text:p text:style-name="P2"><text:span text:style-name="T18">Grafički dio………………………………………………………………………………….2</text:span></text:p>
        </text:list-item>
      </text:list>
      <text:p text:style-name="P3"><text:span text:style-name="T18">3. Opis funkcija………………………………………………………………………………..5</text:span></text:p>
      <text:p text:style-name="P3"><text:span text:style-name="T18">4. Moguća poboljšanja…………………………………………………………………………8</text:span></text:p>
      <text:p text:style-name="P3"><text:span text:style-name="T18">5. Literatura…………………………………………………………………………………….9</text:span></text:p>
      <text:list xml:id="list192408176" text:style-name="WWNum4">
        <text:list-item>
          <text:h text:style-name="P15" text:outline-level="1"><text:span text:style-name="T15">Opis programa</text:span></text:h>
        </text:list-item>
      </text:list>
      <text:p text:style-name="P17"><text:span text:style-name="T9">U ovom programu implementirala sam dvije jednostavne igrice koristeći Processing. Radi se o igricama u kojima se koriste loptice. Jedna verzija je za jednog igrača dok je druga za dva igrača.</text:span></text:p>
      <text:p text:style-name="P17"><text:span text:style-name="T9">Igrica za jednog igrača sastoji se od tri vrste loptica, crvena, plava i zelena. Crvena je naša loptica i njom upravljamo pomoću miša. Cilj je pomoću nje dotaknuti što više zelenih loptica. Dodirom na zelenu lopticu, naš rezultat se povećava a broj plavih loptica se povećava za jedan. Igra traje sve dok ne dotaknemo plavu lopticu.</text:span></text:p>
      <text:p text:style-name="P17"><text:span text:style-name="T9">Druga igrica sastoji se od jedne loptice te dvije pločice s kojima udaramo lopticu. Svaki igrač upravlja jednom pločicom i miče je tako da uspije udariti lopticu. Cilj je poslati lopticu protivniku tako da je on ne uspije udariti. Pobjednik je onaj koji bude u tome uspješan 5 puta.</text:span></text:p>
      <text:p text:style-name="P18"/>
      <text:list xml:id="list2913320689" text:style-name="WWNum7">
        <text:list-item>
          <text:h text:style-name="P16" text:outline-level="1"><text:span text:style-name="T17">Implementacija</text:span></text:h>
        </text:list-item>
      </text:list>
      <text:p text:style-name="P9"><text:span text:style-name="T9"><text:tab/></text:span><text:span text:style-name="T10">Prilikom implementacije, </text:span><text:span text:style-name="T11">trebalo je odvojiti različite „zaslone“ igrice. Razlikujemo tako početni zaslon, zaslon s pravilima, zaslone prve i druge igrice te zaslone koji dolaze nakon prve i druge igrice. To pratimo pomoću varijable </text:span><text:span text:style-name="T8">prozor. </text:span><text:span text:style-name="T13">Prilikom pokretanja programa najprije se pokreće funkcija </text:span><text:span text:style-name="T8">setup()</text:span><text:span text:style-name="T13">. U njoj se, neovisno u kojem se prolozu nalazimo, postavlja veličina i pozadina našeg prozora. Nakon toga slijede postavke ovisno u kojem smo prozoru.</text:span></text:p>
      <text:p text:style-name="P9"><text:span text:style-name="T13">Za prvu igricu postavljamo </text:span><text:span text:style-name="T8">rezutat </text:span><text:span text:style-name="T13"><text:s/>na nulu te inicijaliziramo prvu zelenu i plavu lopticu.</text:span></text:p>
      <text:p text:style-name="P9"><text:span text:style-name="T13">Za drugu igricu postavljamo lopticu na početnu poziciju kao i pločice.</text:span></text:p>
      <text:p text:style-name="P9"><text:span text:style-name="T13"><text:tab/>Nakon ove funkcije, slijedi funkcija </text:span><text:span text:style-name="T8">draw() </text:span><text:span text:style-name="T13"><text:s/>koja izvršava različite stvari ovisno o prozoru u kojem se nalazimo.</text:span></text:p>
      <text:p text:style-name="P9"><text:span text:style-name="T13">Za početni prozor ispisuje naslov „Igrice s lopticom“ te stvara tri gumba „1 IGRAČ“, „2 IGRAČA“, „PRAVILA“. Klikom na određeni gumb, otvara se traženi prozor.</text:span></text:p>
      <text:p text:style-name="P9"><text:span text:style-name="T13">Za prvu igricu najprije iscrtava sve </text:span><text:span text:style-name="T14">loptice koje se trebaju nalazit na ekranu (jedna crvena, jedna zelena i određeni broj plavih). <text:s/>Također provjerava je li došlo do dodira crvene loptice s nekom drugom i u tom slučaju radi određeni sljedeći korak.</text:span></text:p>
      <text:p text:style-name="P10"><text:span text:style-name="T12">U slučaju druge igrice, poziva određene funkcije.</text:span></text:p>
      <text:p text:style-name="P11"><text:span text:style-name="T9">nacrtajLopticu() </text:span><text:span text:style-name="T12">- crta lopticu na sredini ekrana, to je njena početna pozicija te se ta loptica kasnije miče</text:span><text:span text:style-name="T9"> <text:s/></text:span></text:p>
      <text:p text:style-name="P11"><text:span text:style-name="T9">pomakniLopticu() - </text:span><text:span text:style-name="T12">funkcija pomoću koje se loptica miče ovisno o brzini koja je u tom trenutku</text:span><text:span text:style-name="T9"> </text:span></text:p>
      <text:p text:style-name="P11"><text:span text:style-name="T9">loptica() </text:span><text:span text:style-name="T12">- ova funkcija provjerava je li loptica udarila u bočne strane (ako je, došlo je do kraja igre) ili u gornju i donju stranu (u tom slučaju se samo obija)</text:span></text:p>
      <text:p text:style-name="P11"><text:span text:style-name="T9">nacrtajPlocicu() </text:span><text:span text:style-name="T12"><text:s/>- kreira dvije pločice pomoću kojih igrač udara lopticu</text:span></text:p>
      <text:p text:style-name="P11"><text:span text:style-name="T9">pomakniPlocicu() </text:span><text:span text:style-name="T12">- u ovisnosti o pritisnutim tipkama (a, s, d, w za lijevog igrača i strelice za desnog igrača, pomiče pločicu gore - dole)</text:span></text:p>
      <text:p text:style-name="P11"><text:span text:style-name="T9">plocicaUZid() </text:span><text:span text:style-name="T12">- provjerava je li pločica došla do vrha ili dna, ukoliko je ne dozvoljava više kretanje u tom smjeru</text:span></text:p>
      <text:p text:style-name="P11"><text:span text:style-name="T9">dodir() </text:span><text:span text:style-name="T12">- funkcija pomoću koje provjeravamo je li loptica udarila u pločicu, u slučaju da je mijenja joj se brzina te se loptica nastavlja kretati većom brzinom</text:span></text:p>
      <text:p text:style-name="P11"><text:span text:style-name="T9">rezultat() - </text:span><text:span text:style-name="T12">pomoću ove funkcije se u svakom trenutku ispisuje rezultat u vrhu prozora</text:span></text:p>
      <text:p text:style-name="P10"><text:span text:style-name="T7">kraj() - </text:span><text:span text:style-name="T12"><text:s/>ova funkcija označava kraj igre kada jedan od igrača postigne 5 pobjeda</text:span></text:p>
      <text:p text:style-name="P10"><text:soft-page-break/><text:span text:style-name="T12">U slučaju da se prikazuje prozor nakon neke igrice (prozor == 3 || prozor ==4), prikazuje se poruka nakon odigrane igrice te dva gumba. Jedan gumb je za ponovno igranje iste igrice a drugi za povratak na početni izbornik.</text:span></text:p>
      <text:p text:style-name="P10"><text:span text:style-name="T12">Posljednji slučaj je kada se otvara prozor s pravilima. Tada se prikazuju pravila za obje igrice te gumb pomoću kojeg se vraćamo na početni izbornik.</text:span></text:p>
      <text:p text:style-name="P7"/>
      <text:list xml:id="list986102123" text:style-name="WWNum12">
        <text:list-header>
          <text:h text:style-name="P21" text:outline-level="1"><text:span text:style-name="T16">Moguća poboljšanja</text:span></text:h>
        </text:list-header>
      </text:list>
      <text:list xml:id="list245608176" text:style-name="WWNum14">
        <text:list-item>
          <text:p text:style-name="P19"><text:span text:style-name="T9">Dodati upisivanje imena pojedinog igrača.</text:span></text:p>
        </text:list-item>
        <text:list-item>
          <text:p text:style-name="P19"><text:span text:style-name="T9">Dodati spremanje podataka za svakog igrača, spremanje njegovog uspjeha u pojedinoj igrici.</text:span></text:p>
        </text:list-item>
        <text:list-item>
          <text:p text:style-name="P19"><text:span text:style-name="T9">Kreiranje rang liste za pojedine igrice.</text:span></text:p>
        </text:list-item>
        <text:list-item>
          <text:p text:style-name="P19"><text:span text:style-name="T9">Dodati još igrica.</text:span></text:p>
        </text:list-item>
        <text:list-item>
          <text:p text:style-name="P19"><text:span text:style-name="T9">U prvoj igrici postaviti da plave loptice mijenjaju veličinu i brzinu.</text:span></text:p>
        </text:list-item>
        <text:list-item>
          <text:p text:style-name="P19"><text:span text:style-name="T9">Postaviti da crvena loptica iza sebe „vuče“ onoliko loptica koliko je zelenih dotakla (kao zmija).</text:span></text:p>
        </text:list-item>
        <text:list-item>
          <text:p text:style-name="P19"><text:span text:style-name="T9">U drugoj igrici dodati neke prepreke za zanimljiviju igru.</text:span></text:p>
        </text:list-item>
        <text:list-item>
          <text:p text:style-name="P19"><text:span text:style-name="T9">Dodati mogućnost biranja boje loptice ili pločice s kojom igramo. </text:span></text:p>
        </text:list-item>
        <text:list-item>
          <text:p text:style-name="P19"><text:span text:style-name="T9">Omogućiti odabir teme same igrice.</text:span></text:p>
          <text:p text:style-name="P23"><text:span text:style-name="T9"/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charset="x-symbol"/>
    <style:font-face style:name="Arial Unicode MS" svg:font-family="'Arial Unicode MS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31" svg:font-family="'Wingdings 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de" fo:country="DE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class="extra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6pt" fo:letter-spacing="normal" fo:font-weight="bold" style:letter-kerning="false" style:font-weight-asian="bold" style:font-weight-complex="bold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6pt" fo:letter-spacing="normal" fo:font-weight="bold" style:letter-kerning="false" style:font-weight-asian="bold" style:font-weight-complex="bold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" style:font-family-asian="Wingdings" style:font-family-generic-asian="system" style:font-pitch-asian="variable" style:font-style-asian="normal" style:font-weight-asian="normal" style:font-name-complex="Wingdings" style:font-family-complex="Wingdings" style:font-family-generic-complex="system" style:font-pitch-complex="variable" style:font-style-complex="normal" style:font-weight-complex="normal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" style:font-family-asian="Wingdings" style:font-family-generic-asian="system" style:font-pitch-asian="variable" style:font-style-asian="normal" style:font-weight-asian="normal" style:font-name-complex="Wingdings" style:font-family-complex="Wingdings" style:font-family-generic-complex="system" style:font-pitch-complex="variable" style:font-style-complex="normal" style:font-weight-complex="normal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" style:font-family-asian="Wingdings" style:font-family-generic-asian="system" style:font-pitch-asian="variable" style:font-style-asian="normal" style:font-weight-asian="normal" style:font-name-complex="Wingdings" style:font-family-complex="Wingdings" style:font-family-generic-complex="system" style:font-pitch-complex="variable" style:font-style-complex="normal" style:font-weight-complex="normal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" style:font-family-asian="Wingdings" style:font-family-generic-asian="system" style:font-pitch-asian="variable" style:font-style-asian="normal" style:font-weight-asian="normal" style:font-name-complex="Wingdings" style:font-family-complex="Wingdings" style:font-family-generic-complex="system" style:font-pitch-complex="variable" style:font-style-complex="normal" style:font-weight-complex="normal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" style:font-family-asian="Wingdings" style:font-family-generic-asian="system" style:font-pitch-asian="variable" style:font-style-asian="normal" style:font-weight-asian="normal" style:font-name-complex="Wingdings" style:font-family-complex="Wingdings" style:font-family-generic-complex="system" style:font-pitch-complex="variable" style:font-style-complex="normal" style:font-weight-complex="normal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" style:font-family-asian="Wingdings" style:font-family-generic-asian="system" style:font-pitch-asian="variable" style:font-style-asian="normal" style:font-weight-asian="normal" style:font-name-complex="Wingdings" style:font-family-complex="Wingdings" style:font-family-generic-complex="system" style:font-pitch-complex="variable" style:font-style-complex="normal" style:font-weight-complex="normal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yperlink.0" style:family="text" style:parent-style-name="Internet_20_link">
      <style:text-properties fo:color="#0000ff" style:text-underline-style="solid" style:text-underline-width="auto" style:text-underline-color="#0000ff"/>
    </style:style>
    <style:style style:name="ListLabel_20_136" style:display-name="ListLabel 136" style:family="text">
      <style:text-properties fo:language="en" fo:country="US"/>
    </style:style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6pt" fo:letter-spacing="normal" fo:font-weight="bold" style:letter-kerning="false" style:font-weight-asian="bold" style:font-weight-complex="bold" style:text-scale="100%" style:font-relief="none"/>
    </style:style>
    <style:style style:name="ListLabel_20_92" style:display-name="ListLabel 9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3" style:display-name="ListLabel 9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4" style:display-name="ListLabel 9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5" style:display-name="ListLabel 9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6" style:display-name="ListLabel 9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7" style:display-name="ListLabel 9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8" style:display-name="ListLabel 9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9" style:display-name="ListLabel 9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weight="bold" style:letter-kerning="false" style:font-weight-asian="bold" style:font-weight-complex="bold" style:text-scale="100%" style:font-relief="none"/>
    </style:style>
    <style:style style:name="ListLabel_20_101" style:display-name="ListLabel 10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2" style:display-name="ListLabel 10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3" style:display-name="ListLabel 10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4" style:display-name="ListLabel 10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5" style:display-name="ListLabel 10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6" style:display-name="ListLabel 10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7" style:display-name="ListLabel 10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8" style:display-name="ListLabel 10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8" style:display-name="ListLabel 11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19" style:display-name="ListLabel 1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 31" style:font-family-asian="'Wingdings 3'" style:font-family-generic-asian="system" style:font-pitch-asian="variable" style:font-style-asian="normal" style:font-weight-asian="normal" style:font-name-complex="Wingdings 31" style:font-family-complex="'Wingdings 3'" style:font-family-generic-complex="system" style:font-pitch-complex="variable" style:font-style-complex="normal" style:font-weight-complex="normal" style:text-scale="100%" style:font-relief="none"/>
    </style:style>
    <style:style style:name="ListLabel_20_120" style:display-name="ListLabel 12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1" style:display-name="ListLabel 1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2" style:display-name="ListLabel 12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 31" style:font-family-asian="'Wingdings 3'" style:font-family-generic-asian="system" style:font-pitch-asian="variable" style:font-style-asian="normal" style:font-weight-asian="normal" style:font-name-complex="Wingdings 31" style:font-family-complex="'Wingdings 3'" style:font-family-generic-complex="system" style:font-pitch-complex="variable" style:font-style-complex="normal" style:font-weight-complex="normal" style:text-scale="100%" style:font-relief="none"/>
    </style:style>
    <style:style style:name="ListLabel_20_123" style:display-name="ListLabel 12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4" style:display-name="ListLabel 1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5" style:display-name="ListLabel 12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Wingdings 31" style:font-family-asian="'Wingdings 3'" style:font-family-generic-asian="system" style:font-pitch-asian="variable" style:font-style-asian="normal" style:font-weight-asian="normal" style:font-name-complex="Wingdings 31" style:font-family-complex="'Wingdings 3'" style:font-family-generic-complex="system" style:font-pitch-complex="variable" style:font-style-complex="normal" style:font-weight-complex="normal" style:text-scale="100%" style:font-relief="none"/>
    </style:style>
    <style:style style:name="ListLabel_20_126" style:display-name="ListLabel 12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7" style:display-name="ListLabel 127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6pt" fo:letter-spacing="normal" fo:font-weight="bold" style:letter-kerning="false" style:font-weight-asian="bold" style:font-weight-complex="bold" style:text-scale="100%" style:font-relief="none"/>
    </style:style>
    <style:style style:name="ListLabel_20_128" style:display-name="ListLabel 12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9" style:display-name="ListLabel 12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0" style:display-name="ListLabel 13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1" style:display-name="ListLabel 13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2" style:display-name="ListLabel 13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3" style:display-name="ListLabel 13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4" style:display-name="ListLabel 13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5" style:display-name="ListLabel 13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61in" fo:margin-left="0.16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161in" fo:margin-left="0.7165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161in" fo:margin-left="1.27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161in" fo:margin-left="1.828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161in" fo:margin-left="2.383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161in" fo:margin-left="2.939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161in" fo:margin-left="3.494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161in" fo:margin-left="4.0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161in" fo:margin-left="4.6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3228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3228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3228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▪" text:bullet-char="▪">
        <style:list-level-properties text:list-level-position-and-space-mode="label-alignment">
          <style:list-level-label-alignment text:label-followed-by="listtab" fo:text-indent="-0.2953in" fo:margin-left="0.5311in"/>
        </style:list-level-properties>
        <style:text-properties style:font-name="Arial Unicode MS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953in" fo:margin-left="1.0311in"/>
        </style:list-level-properties>
        <style:text-properties fo:font-family="Wingdings" style:font-charset="x-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953in" fo:margin-left="1.5311in"/>
        </style:list-level-properties>
        <style:text-properties style:font-name="Arial Unicode MS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2953in" fo:margin-left="2.0311in"/>
        </style:list-level-properties>
        <style:text-properties style:font-name="Arial Unicode MS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953in" fo:margin-left="2.5311in"/>
        </style:list-level-properties>
        <style:text-properties fo:font-family="Wingdings" style:font-charset="x-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953in" fo:margin-left="3.0311in"/>
        </style:list-level-properties>
        <style:text-properties style:font-name="Arial Unicode MS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2953in" fo:margin-left="3.5311in"/>
        </style:list-level-properties>
        <style:text-properties style:font-name="Arial Unicode MS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953in" fo:margin-left="4.0311in"/>
        </style:list-level-properties>
        <style:text-properties fo:font-family="Wingdings" style:font-charset="x-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953in" fo:margin-left="4.5311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▪" text:bullet-char="▪">
        <style:list-level-properties text:list-level-position-and-space-mode="label-alignment">
          <style:list-level-label-alignment text:label-followed-by="listtab" fo:text-indent="-0.25in" fo:margin-left="0.4917in"/>
        </style:list-level-properties>
        <style:text-properties style:font-name="Arial Unicode MS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Wingdings" style:font-charset="x-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Arial Unicode MS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Arial Unicode MS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Wingdings" style:font-charset="x-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Arial Unicode MS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Arial Unicode MS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Wingdings" style:font-charset="x-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9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0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0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0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0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0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0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 Unicode MS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3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4" text:style-name="ListLabel_20_12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 Unicode MS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3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 Unicode MS"/>
      </text:list-level-style-bullet>
      <text:list-level-style-bullet text:level="7" text:style-name="ListLabel_20_124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 Unicode MS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3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18in" fo:margin-left="0in" fo:margin-right="0in" fo:margin-bottom="0.472in" style:dynamic-spacing="true"/>
      </style:header-style>
      <style:footer-style>
        <style:header-footer-properties fo:min-height="0.5118in" fo:margin-left="0in" fo:margin-right="0in" fo:margin-top="0.472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3:15:07.343661663</meta:creation-date>
    <dc:date>2020-03-02T23:52:31.656221183</dc:date>
    <meta:editing-duration>PT5M2S</meta:editing-duration>
    <meta:editing-cycles>1</meta:editing-cycles>
    <meta:document-statistic meta:table-count="0" meta:image-count="0" meta:object-count="0" meta:page-count="5" meta:paragraph-count="46" meta:word-count="682" meta:character-count="4358" meta:non-whitespace-character-count="3724"/>
    <meta:generator>LibreOffice/6.0.7.3$Linux_X86_64 LibreOffice_project/00m0$Build-3</meta:generator>
  </office:meta>
</office:document-meta>
</file>